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line-height="200%"/>
      <style:text-properties fo:font-size="16pt" style:font-size-asian="16pt" style:font-size-complex="16pt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P9" style:parent-style-name="ListParagraph" style:list-style-name="LFO2" style:family="paragraph"/>
    <style:style style:name="P10" style:parent-style-name="ListParagraph" style:list-style-name="LFO2" style:family="paragraph"/>
    <style:style style:name="P11" style:parent-style-name="ListParagraph" style:list-style-name="LFO2" style:family="paragraph"/>
    <style:style style:name="P12" style:parent-style-name="ListParagraph" style:list-style-name="LFO2" style:family="paragraph"/>
    <style:style style:name="P13" style:parent-style-name="ListParagraph" style:list-style-name="LFO2" style:family="paragraph"/>
    <style:style style:name="P14" style:parent-style-name="Normal" style:family="paragraph">
      <style:text-properties fo:font-weight="bold" style:font-weight-asian="bold" style:font-weight-complex="bold"/>
    </style:style>
    <style:style style:name="TableColumn16" style:family="table-column">
      <style:table-column-properties style:column-width="1.4847in"/>
    </style:style>
    <style:style style:name="TableColumn17" style:family="table-column">
      <style:table-column-properties style:column-width="1.7708in"/>
    </style:style>
    <style:style style:name="TableColumn18" style:family="table-column">
      <style:table-column-properties style:column-width="1.6194in"/>
    </style:style>
    <style:style style:name="TableColumn19" style:family="table-column">
      <style:table-column-properties style:column-width="1.618in"/>
    </style:style>
    <style:style style:name="Table15" style:family="table">
      <style:table-properties style:width="6.493in" fo:margin-left="0in" table:align="left"/>
    </style:style>
    <style:style style:name="TableRow20" style:family="table-row">
      <style:table-row-properties style:min-row-height="0.4854in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text-align="center" style:vertical-align="auto"/>
      <style:text-properties style:font-name="Calibri Light" style:font-name-complex="Calibri Light" fo:font-size="16pt" style:font-size-asian="16pt" style:font-size-complex="16pt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Normal" style:family="paragraph">
      <style:paragraph-properties fo:text-align="center" style:vertical-align="auto"/>
      <style:text-properties style:font-name="Calibri Light" style:font-name-complex="Calibri Light" fo:font-size="16pt" style:font-size-asian="16pt" style:font-size-complex="16pt"/>
    </style:style>
    <style:style style:name="TableCell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" style:parent-style-name="Normal" style:family="paragraph">
      <style:paragraph-properties fo:text-align="center" style:vertical-align="auto"/>
      <style:text-properties style:font-name="Calibri Light" style:font-name-complex="Calibri Light" fo:font-size="16pt" style:font-size-asian="16pt" style:font-size-complex="16pt"/>
    </style:style>
    <style:style style:name="TableCell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 style:vertical-align="auto"/>
      <style:text-properties style:font-name="Calibri Light" style:font-name-complex="Calibri Light" fo:font-size="16pt" style:font-size-asian="16pt" style:font-size-complex="16p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style:vertical-align="auto" fo:line-height="115%"/>
      <style:text-properties fo:font-weight="bold" style:font-weight-asian="bold" style:font-weight-complex="bold" fo:font-size="11pt" style:font-size-asian="11pt" style:font-size-complex="11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style:vertical-align="auto" fo:line-height="115%"/>
      <style:text-properties fo:font-weight="bold" style:font-weight-asian="bold" style:font-weight-complex="bold" fo:font-size="11pt" style:font-size-asian="11pt" style:font-size-complex="11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P43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P44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style:vertical-align="auto" fo:line-height="115%"/>
      <style:text-properties fo:font-weight="bold" style:font-weight-asian="bold" style:font-weight-complex="bold" fo:font-size="11pt" style:font-size-asian="11pt" style:font-size-complex="11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P54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P55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style:vertical-align="auto" fo:line-height="115%"/>
      <style:text-properties fo:font-weight="bold" style:font-weight-asian="bold" style:font-weight-complex="bold" fo:font-size="11pt" style:font-size-asian="11pt" style:font-size-complex="11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P65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P66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style:vertical-align="auto" fo:line-height="115%"/>
      <style:text-properties fo:font-weight="bold" style:font-weight-asian="bold" style:font-weight-complex="bold" fo:font-size="11pt" style:font-size-asian="11pt" style:font-size-complex="11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P76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P77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style:vertical-align="auto" fo:line-height="115%"/>
      <style:text-properties fo:font-weight="bold" style:font-weight-asian="bold" style:font-weight-complex="bold" fo:font-size="11pt" style:font-size-asian="11pt" style:font-size-complex="11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style:vertical-align="auto" fo:line-height="115%"/>
      <style:text-properties fo:font-weight="bold" style:font-weight-asian="bold" style:font-weight-complex="bold" fo:font-size="11pt" style:font-size-asian="11pt" style:font-size-complex="11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P96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P97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style:vertical-align="auto" fo:line-height="115%"/>
      <style:text-properties fo:font-weight="bold" style:font-weight-asian="bold" style:font-weight-complex="bold" fo:font-size="11pt" style:font-size-asian="11pt" style:font-size-complex="11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P107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P108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style:vertical-align="auto" fo:line-height="115%"/>
      <style:text-properties fo:font-weight="bold" style:font-weight-asian="bold" style:font-weight-complex="bold" fo:font-size="11pt" style:font-size-asian="11pt" style:font-size-complex="11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style:vertical-align="auto"/>
    </style:style>
    <style:style style:name="P118" style:parent-style-name="Normal" style:family="paragraph">
      <style:paragraph-properties style:vertical-align="auto"/>
    </style:style>
    <style:style style:name="P119" style:parent-style-name="Normal" style:family="paragraph">
      <style:paragraph-properties style:vertical-align="auto" fo:line-height="115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style:vertical-align="auto" fo:line-height="115%"/>
      <style:text-properties fo:font-weight="bold" style:font-weight-asian="bold" style:font-weight-complex="bold" fo:font-size="11pt" style:font-size-asian="11pt" style:font-size-complex="11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P129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P130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style:vertical-align="auto" fo:line-height="115%"/>
      <style:text-properties fo:font-weight="bold" style:font-weight-asian="bold" style:font-weight-complex="bold" fo:font-size="11pt" style:font-size-asian="11pt" style:font-size-complex="11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P140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P141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style:vertical-align="auto" fo:line-height="115%"/>
      <style:text-properties fo:font-weight="bold" style:font-weight-asian="bold" style:font-weight-complex="bold" fo:font-size="11pt" style:font-size-asian="11pt" style:font-size-complex="11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style:vertical-align="auto" fo:line-height="115%"/>
      <style:text-properties fo:font-weight="bold" style:font-weight-asian="bold" style:font-weight-complex="bold" fo:font-size="11pt" style:font-size-asian="11pt" style:font-size-complex="11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P160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P161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style:vertical-align="auto" fo:line-height="115%"/>
      <style:text-properties fo:font-weight="bold" style:font-weight-asian="bold" style:font-weight-complex="bold" fo:font-size="11pt" style:font-size-asian="11pt" style:font-size-complex="11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style:vertical-align="auto"/>
    </style:style>
    <style:style style:name="P171" style:parent-style-name="Normal" style:family="paragraph">
      <style:paragraph-properties style:vertical-align="auto" fo:line-height="115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style:vertical-align="auto" fo:line-height="115%"/>
      <style:text-properties fo:font-weight="bold" style:font-weight-asian="bold" style:font-weight-complex="bold" fo:font-size="11pt" style:font-size-asian="11pt" style:font-size-complex="11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P181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P182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style:vertical-align="auto" fo:line-height="115%"/>
      <style:text-properties fo:font-size="11pt" style:font-size-asian="11pt" style:font-size-complex="11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style:vertical-align="auto" fo:line-height="115%"/>
      <style:text-properties fo:font-size="11pt" style:font-size-asian="11pt" style:font-size-complex="11pt"/>
    </style:style>
  </office:automatic-styles>
  <office:body>
    <office:text text:use-soft-page-breaks="true">
      <text:p text:style-name="P1">Faculty-level<text:s/>Student Representation Audit</text:p>
      <text:p text:style-name="Normal">This document outlines a process by which student leaders within a particular faculty can conduct an audit for how students are represented within programs, departments, and the entire faculty.</text:p>
      <text:p text:style-name="Normal"/>
      <text:p text:style-name="Normal"><text:span text:style-name="T2">Who?</text:span><text:s/>While any student can conduct this audit, the individuals to whom this work is most relevant would be student leaders within the faculty (e.g., leaders of an academic club for a program in the faculty; student representatives within one of the departments)</text:p>
      <text:p text:style-name="Normal"><text:span text:style-name="T3">What?</text:span><text:s/>The audit consists of determining the specific clubs and student representation roles within each department, program, and faculty.</text:p>
      <text:p text:style-name="Normal"><text:span text:style-name="T4">Why?</text:span><text:s/>The benefits of this audit are to compare the different practices for student representation and potentially identify improvements.</text:p>
      <text:p text:style-name="Normal"><text:span text:style-name="T5">How?</text:span><text:s/>See the steps below for conducting the audit.</text:p>
      <text:p text:style-name="Normal"/>
      <text:p text:style-name="P6">Steps:</text:p>
      <text:list text:style-name="LFO2" text:continue-numbering="true">
        <text:list-item>
          <text:p text:style-name="P7">Select a student leader who is committed to conducting the audit.</text:p>
        </text:list-item>
        <text:list-item>
          <text:p text:style-name="P8">Reach out to the faculty to explain the audit</text:p>
          <text:list text:continue-numbering="true">
            <text:list-item>
              <text:p text:style-name="P9">Explain why and how they are conducting an audit</text:p>
            </text:list-item>
            <text:list-item>
              <text:p text:style-name="P10">Take feedback about the process<text:s/></text:p>
            </text:list-item>
            <text:list-item>
              <text:p text:style-name="P11">Ask about how students may be represented at the faculty level (e.g., faculty council, faculty club)</text:p>
            </text:list-item>
            <text:list-item>
              <text:p text:style-name="P12">Ask for support in connecting with individual departments and programs to complete the audit</text:p>
            </text:list-item>
          </text:list>
        </text:list-item>
        <text:list-item>
          <text:p text:style-name="P13">Connect with individual program and<text:s/>departments to fill in the remaining cells of the table.</text:p>
        </text:list-item>
      </text:list>
      <text:p text:style-name="Normal"/>
      <text:p text:style-name="Normal"/>
      <text:p text:style-name="Normal"/>
      <text:p text:style-name="Normal"/>
      <text:p text:style-name="Normal"/>
      <text:soft-page-break/>
      <text:p text:style-name="P14">Example Table:</text:p>
      <text:p text:style-name="Normal">Dept = Department</text:p>
      <text:p text:style-name="Normal">UPC = Undergraduate Program Committee</text:p>
      <text:p text:style-name="Normal">GPC = Graduate Program Committee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Academic Unit</text:p>
          </table:table-cell>
          <table:table-cell table:style-name="TableCell23">
            <text:p text:style-name="P24">Representation</text:p>
          </table:table-cell>
          <table:table-cell table:style-name="TableCell25">
            <text:p text:style-name="P26">Club</text:p>
          </table:table-cell>
          <table:table-cell table:style-name="TableCell27">
            <text:p text:style-name="P28">Other Notes</text:p>
          </table:table-cell>
        </table:table-row>
        <table:table-row table:style-name="TableRow29">
          <table:table-cell table:style-name="TableCell30">
            <text:p text:style-name="P31">Entire Faculty</text:p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>Applied<text:s/>Disability Studies</text:p>
          </table:table-cell>
          <table:table-cell table:style-name="TableCell41">
            <text:p text:style-name="P42">Dept:</text:p>
            <text:p text:style-name="P43">UPC:</text:p>
            <text:p text:style-name="P44">GPC:</text:p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Child &amp; Youth Studies</text:p>
          </table:table-cell>
          <table:table-cell table:style-name="TableCell52">
            <text:p text:style-name="P53">Dept:</text:p>
            <text:p text:style-name="P54">UPC:</text:p>
            <text:p text:style-name="P55">GPC: 1 MA &amp; 1 PhD Rep</text:p>
          </table:table-cell>
          <table:table-cell table:style-name="TableCell56">
            <text:p text:style-name="P57">CHYS Association</text:p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CPCF</text:p>
          </table:table-cell>
          <table:table-cell table:style-name="TableCell63">
            <text:p text:style-name="P64">Dept:</text:p>
            <text:p text:style-name="P65">UPC:</text:p>
            <text:p text:style-name="P66">GPC:</text:p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Economics</text:p>
          </table:table-cell>
          <table:table-cell table:style-name="TableCell74">
            <text:p text:style-name="P75">Dept:</text:p>
            <text:p text:style-name="P76">UPC:</text:p>
            <text:p text:style-name="P77">GPC: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FPAC</text:p>
          </table:table-cell>
          <table:table-cell table:style-name="TableCell85">
            <text:p text:style-name="P86">UPC: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Geography &amp; Tourism</text:p>
          </table:table-cell>
          <table:table-cell table:style-name="TableCell94">
            <text:p text:style-name="P95">Dept:</text:p>
            <text:p text:style-name="P96">UPC:</text:p>
            <text:p text:style-name="P97">GPC: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Labour Studies</text:p>
          </table:table-cell>
          <table:table-cell table:style-name="TableCell105">
            <text:p text:style-name="P106">Dept:</text:p>
            <text:p text:style-name="P107">UPC:</text:p>
            <text:p text:style-name="P108">GPC: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Linguistics</text:p>
          </table:table-cell>
          <table:table-cell table:style-name="TableCell116">
            <text:p text:style-name="P117">Dept:</text:p>
            <text:p text:style-name="P118">UPC:</text:p>
            <text:p text:style-name="P119">GPC:</text:p>
          </table:table-cell>
          <table:table-cell table:style-name="TableCell120">
            <text:p text:style-name="P121">Linguistics Network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Political Science</text:p>
          </table:table-cell>
          <table:table-cell table:style-name="TableCell127">
            <text:p text:style-name="P128">Dept:</text:p>
            <text:p text:style-name="P129">UPC:</text:p>
            <text:p text:style-name="P130">GPC:</text:p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Psychology</text:p>
          </table:table-cell>
          <table:table-cell table:style-name="TableCell138">
            <text:p text:style-name="P139">Dept:<text:s/></text:p>
            <text:p text:style-name="P140">UPC:</text:p>
            <text:p text:style-name="P141">GPC:</text:p>
          </table:table-cell>
          <table:table-cell table:style-name="TableCell142">
            <text:p text:style-name="P143">PSYC Society</text:p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Social Justice &amp; Equity Studies</text:p>
          </table:table-cell>
          <table:table-cell table:style-name="TableCell149">
            <text:p text:style-name="P150">GPC:</text:p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Sociology</text:p>
          </table:table-cell>
          <table:table-cell table:style-name="TableCell158">
            <text:p text:style-name="P159">Dept:</text:p>
            <text:p text:style-name="P160">UPC:</text:p>
            <text:p text:style-name="P161">GPC:</text:p>
          </table:table-cell>
          <table:table-cell table:style-name="TableCell162">
            <text:p text:style-name="P163">Sociology Society</text:p>
          </table:table-cell>
          <table:table-cell table:style-name="TableCell164">
            <text:p text:style-name="P165"/>
          </table:table-cell>
        </table:table-row>
        <text:soft-page-break/>
        <table:table-row table:style-name="TableRow166">
          <table:table-cell table:style-name="TableCell167">
            <text:p text:style-name="P168">Sustainability</text:p>
          </table:table-cell>
          <table:table-cell table:style-name="TableCell169">
            <text:p text:style-name="P170">UPC:</text:p>
            <text:p text:style-name="P171">GPC: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Women’s and Gender Studies</text:p>
          </table:table-cell>
          <table:table-cell table:style-name="TableCell179">
            <text:p text:style-name="P180">Dept:</text:p>
            <text:p text:style-name="P181">UPC:</text:p>
            <text:p text:style-name="P182">GPC: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50%"/>
      <style:text-properties style:font-name="Arial" style:font-name-asian="Times New Roman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Bullet2" style:display-name="List Bullet 2" style:family="paragraph" style:parent-style-name="Normal" style:list-style-name="LFO1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="Symbol" fo:font-size="10pt" style:font-size-asian="10pt" style:font-size-complex="10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1" style:display-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Microsoft Office User</dc:creator>
    <meta:creation-date>2026-04-06T05:19:00Z</meta:creation-date>
    <dc:date>2026-04-16T04:13:00Z</dc:date>
    <meta:template xlink:href="Normal.dotm" xlink:type="simple"/>
    <meta:editing-cycles>47</meta:editing-cycles>
    <meta:editing-duration>PT1920S</meta:editing-duration>
    <meta:document-statistic meta:page-count="3" meta:paragraph-count="4" meta:word-count="304" meta:character-count="2036" meta:row-count="14" meta:non-whitespace-character-count="1736"/>
  </office:meta>
</office:document-meta>
</file>